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85cm" fo:min-width="0.398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94cm" fo:min-width="0.84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93cm" fo:min-width="0.623cm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 loext:decorative="false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874cm" fo:min-width="0.62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0.847cm" loext:decorative="false"/>
      <style:paragraph-properties style:writing-mode="lr-tb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181cm" svg:x="1.801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05cm" svg:height="1.555cm" svg:x="1.801cm" svg:y="4.127cm">
          <draw:text-box>
            <text:p>Z0</text:p>
          </draw:text-box>
        </draw:frame>
        <draw:path draw:style-name="gr3" draw:text-style-name="P3" draw:layer="layout" svg:width="1.07cm" svg:height="1.267cm" draw:transform="skewX (0.0345575191894877) rotate (1.83695903772403) translate (1.87631521679496cm 3.65733817257887cm)" svg:viewBox="0 0 1071 1268" svg:d="M121 35c304-2 756-140 896 145 166 338-80 797-349 1088l-353-31-210-376-105-316">
          <text:p/>
        </draw:path>
        <draw:path draw:style-name="gr3" draw:text-style-name="P3" draw:layer="layout" svg:width="0.396cm" svg:height="1.075cm" draw:transform="skewX (0.0308923277602996) rotate (-1.33709673995286) translate (3.18773615393673cm 3.00800730269353cm)" svg:viewBox="0 0 397 1076" svg:d="M0 1019c471 268 399-478 384-703l6-316-6 30">
          <text:p/>
        </draw:path>
        <draw:frame draw:style-name="gr2" draw:text-style-name="P2" draw:layer="layout" svg:width="3.175cm" svg:height="1.673cm" svg:x="1.317cm" svg:y="0.914cm">
          <draw:text-box>
            <text:p>a;a,R</text:p>
            <text:p>b;b,R</text:p>
          </draw:text-box>
        </draw:frame>
        <draw:line draw:style-name="gr4" draw:text-style-name="P3" draw:layer="layout" svg:x1="3.706cm" svg:y1="4.797cm" svg:x2="6.563cm" svg:y2="4.797cm">
          <text:p/>
        </draw:line>
        <draw:custom-shape draw:style-name="gr5" draw:text-style-name="P1" draw:layer="layout" svg:width="1.905cm" svg:height="1.476cm" svg:x="7.516cm" svg:y="3.911cm">
          <text:p text:style-name="P1">Z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54cm" svg:height="2.384cm" svg:x="4.075cm" svg:y="3.857cm">
          <draw:text-box>
            <text:p>c;c,L</text:p>
          </draw:text-box>
        </draw:frame>
        <draw:custom-shape draw:style-name="gr7" draw:text-style-name="P1" draw:layer="layout" svg:width="1.587cm" svg:height="1.475cm" svg:x="11.961cm" svg:y="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56cm" svg:y1="4.797cm" svg:x2="11.326cm" svg:y2="4.797cm">
          <text:p/>
        </draw:line>
        <draw:path draw:style-name="gr3" draw:text-style-name="P3" draw:layer="layout" svg:width="1.07cm" svg:height="1.267cm" draw:transform="skewX (0.0356047167406843) rotate (1.83695903772403) translate (8.01916493670888cm 3.72928402420497cm)" svg:viewBox="0 0 1071 1268" svg:d="M121 35c304-2 755-140 895 145 167 338-79 797-347 1088l-353-31-211-376-105-316">
          <text:p/>
        </draw:path>
        <draw:path draw:style-name="gr3" draw:text-style-name="P3" draw:layer="layout" svg:width="0.395cm" svg:height="1.075cm" draw:transform="skewX (0.03385938748869) rotate (-1.33674767410246) translate (9.33122217090298cm 3.08312954721653cm)" svg:viewBox="0 0 396 1076" svg:d="M0 1019c472 268 398-478 382-703l5-316-6 30">
          <text:p/>
        </draw:path>
        <draw:path draw:style-name="gr3" draw:text-style-name="P3" draw:layer="layout" svg:width="1.07cm" svg:height="1.267cm" draw:transform="skewX (0.0356047167406843) rotate (1.83695903772403) translate (8.02016493670888cm 3.73021347385368cm)" svg:viewBox="0 0 1071 1268" svg:d="M121 35c304-2 755-140 895 145 167 338-79 797-347 1088l-353-31-211-376-105-316">
          <text:p/>
        </draw:path>
        <draw:frame draw:style-name="gr6" draw:text-style-name="P2" draw:layer="layout" svg:width="4.127cm" svg:height="2.384cm" svg:x="16.875cm" svg:y="2.743cm">
          <draw:text-box>
            <text:p>a1; a,L </text:p>
            <text:p text:style-name="P4">b1; b,L </text:p>
            <text:p text:style-name="P4">c; c, L</text:p>
          </draw:text-box>
        </draw:frame>
        <draw:frame draw:style-name="gr9" draw:text-style-name="P2" draw:layer="layout" svg:width="1.243cm" svg:height="1.279cm" svg:x="12.112cm" svg:y="4.175cm">
          <draw:text-box>
            <text:p>Z2</text:p>
          </draw:text-box>
        </draw:frame>
        <draw:frame draw:style-name="gr6" draw:text-style-name="P2" draw:layer="layout" svg:width="3.175cm" svg:height="2.384cm" svg:x="9.89cm" svg:y="5.127cm">
          <draw:text-box>
            <text:p>b;b1,R</text:p>
          </draw:text-box>
        </draw:frame>
        <draw:path draw:style-name="gr3" draw:text-style-name="P3" draw:layer="layout" svg:width="1.07cm" svg:height="1.267cm" draw:transform="skewX (0.0356047167406843) rotate (1.83695903772403) translate (12.5781649367089cm 3.66421347385368cm)" svg:viewBox="0 0 1071 1268" svg:d="M121 35c304-2 755-140 895 145 167 338-79 797-347 1088l-353-31-211-376-105-316">
          <text:p/>
        </draw:path>
        <draw:frame draw:style-name="gr6" draw:text-style-name="P2" draw:layer="layout" svg:width="4.127cm" svg:height="2.384cm" svg:x="13.065cm" svg:y="1.156cm">
          <draw:text-box>
            <text:p>b1; a1,R</text:p>
            <text:p text:style-name="P4">b1; b1,R</text:p>
            <text:p text:style-name="P4">c; c,R</text:p>
          </draw:text-box>
        </draw:frame>
        <draw:line draw:style-name="gr10" draw:text-style-name="P3" draw:layer="layout" svg:x1="11.16cm" svg:y1="4.175cm" svg:x2="9.89cm" svg:y2="4.175cm">
          <text:p/>
        </draw:line>
        <draw:frame draw:style-name="gr11" draw:text-style-name="P2" draw:layer="layout" svg:width="2.62cm" svg:height="1.991cm" svg:x="9.447cm" svg:y="2.587cm">
          <draw:text-box>
            <text:p>a, b1, L</text:p>
            <text:p>b,b1, L</text:p>
          </draw:text-box>
        </draw:frame>
        <draw:custom-shape draw:style-name="gr7" draw:text-style-name="P1" draw:layer="layout" svg:width="1.587cm" svg:height="1.475cm" svg:x="11.961cm" svg:y="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56cm" svg:y1="4.797cm" svg:x2="11.326cm" svg:y2="4.797cm">
          <text:p/>
        </draw:line>
        <draw:frame draw:style-name="gr9" draw:text-style-name="P2" draw:layer="layout" svg:width="1.243cm" svg:height="1.279cm" svg:x="12.112cm" svg:y="4.175cm">
          <draw:text-box>
            <text:p>Z2</text:p>
          </draw:text-box>
        </draw:frame>
        <draw:path draw:style-name="gr3" draw:text-style-name="P3" draw:layer="layout" svg:width="1.07cm" svg:height="1.267cm" draw:transform="skewX (0.0356047167406843) rotate (1.83695903772403) translate (12.5781649367089cm 3.66421347385368cm)" svg:viewBox="0 0 1071 1268" svg:d="M121 35c304-2 755-140 895 145 167 338-79 797-347 1088l-353-31-211-376-105-316">
          <text:p/>
        </draw:path>
        <draw:line draw:style-name="gr10" draw:text-style-name="P3" draw:layer="layout" svg:x1="11.16cm" svg:y1="4.175cm" svg:x2="9.89cm" svg:y2="4.175cm">
          <text:p/>
        </draw:line>
        <draw:custom-shape draw:style-name="gr7" draw:text-style-name="P1" draw:layer="layout" svg:width="1.587cm" svg:height="1.475cm" svg:x="11.96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56cm" svg:y1="9.086cm" svg:x2="11.326cm" svg:y2="9.086cm">
          <text:p/>
        </draw:line>
        <draw:frame draw:style-name="gr9" draw:text-style-name="P2" draw:layer="layout" svg:width="1.243cm" svg:height="1.279cm" svg:x="12.112cm" svg:y="8.464cm">
          <draw:text-box>
            <text:p>Z2</text:p>
          </draw:text-box>
        </draw:frame>
        <draw:frame draw:style-name="gr6" draw:text-style-name="P2" draw:layer="layout" svg:width="3.175cm" svg:height="2.384cm" svg:x="9.89cm" svg:y="9.416cm">
          <draw:text-box>
            <text:p>a;a1,R</text:p>
          </draw:text-box>
        </draw:frame>
        <draw:path draw:style-name="gr3" draw:text-style-name="P3" draw:layer="layout" svg:width="1.07cm" svg:height="1.267cm" draw:transform="skewX (0.0356047167406843) rotate (1.83695903772403) translate (12.5781649367089cm 7.95321347385368cm)" svg:viewBox="0 0 1071 1268" svg:d="M121 35c304-2 755-140 895 145 167 338-79 797-347 1088l-353-31-211-376-105-316">
          <text:p/>
        </draw:path>
        <draw:frame draw:style-name="gr6" draw:text-style-name="P2" draw:layer="layout" svg:width="4.127cm" svg:height="2.384cm" svg:x="13.065cm" svg:y="5.445cm">
          <draw:text-box>
            <text:p>b1; a1,R</text:p>
            <text:p text:style-name="P4">b1; b1,R</text:p>
            <text:p text:style-name="P4">c; c,R</text:p>
          </draw:text-box>
        </draw:frame>
        <draw:line draw:style-name="gr10" draw:text-style-name="P3" draw:layer="layout" svg:x1="11.16cm" svg:y1="8.464cm" svg:x2="9.89cm" svg:y2="8.464cm">
          <text:p/>
        </draw:line>
        <draw:custom-shape draw:style-name="gr7" draw:text-style-name="P1" draw:layer="layout" svg:width="1.587cm" svg:height="1.475cm" svg:x="11.96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56cm" svg:y1="9.086cm" svg:x2="11.326cm" svg:y2="9.086cm">
          <text:p/>
        </draw:line>
        <draw:frame draw:style-name="gr9" draw:text-style-name="P2" draw:layer="layout" svg:width="1.243cm" svg:height="1.279cm" svg:x="12.112cm" svg:y="8.464cm">
          <draw:text-box>
            <text:p>Z4</text:p>
          </draw:text-box>
        </draw:frame>
        <draw:path draw:style-name="gr3" draw:text-style-name="P3" draw:layer="layout" svg:width="1.07cm" svg:height="1.267cm" draw:transform="skewX (0.0356047167406843) rotate (1.83695903772403) translate (12.5781649367089cm 7.95321347385368cm)" svg:viewBox="0 0 1071 1268" svg:d="M121 35c304-2 755-140 895 145 167 338-79 797-347 1088l-353-31-211-376-105-316">
          <text:p/>
        </draw:path>
        <draw:line draw:style-name="gr10" draw:text-style-name="P3" draw:layer="layout" svg:x1="11.16cm" svg:y1="8.464cm" svg:x2="9.89cm" svg:y2="8.464cm">
          <text:p/>
        </draw:line>
        <draw:line draw:style-name="gr12" draw:text-style-name="P3" draw:layer="layout" svg:x1="8.937cm" svg:y1="8.62cm" svg:x2="8.937cm" svg:y2="5.762cm">
          <text:p/>
        </draw:line>
        <draw:line draw:style-name="gr13" draw:text-style-name="P3" draw:layer="layout" svg:x1="7.985cm" svg:y1="5.762cm" svg:x2="7.985cm" svg:y2="9.255cm">
          <text:p/>
        </draw:line>
        <draw:custom-shape draw:style-name="gr7" draw:text-style-name="P1" draw:layer="layout" svg:width="1.587cm" svg:height="1.475cm" svg:x="11.961cm" svg:y="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56cm" svg:y1="4.798cm" svg:x2="11.326cm" svg:y2="4.798cm">
          <text:p/>
        </draw:line>
        <draw:frame draw:style-name="gr9" draw:text-style-name="P2" draw:layer="layout" svg:width="1.243cm" svg:height="1.279cm" svg:x="12.112cm" svg:y="4.176cm">
          <draw:text-box>
            <text:p>Z2</text:p>
          </draw:text-box>
        </draw:frame>
        <draw:frame draw:style-name="gr6" draw:text-style-name="P2" draw:layer="layout" svg:width="3.175cm" svg:height="2.384cm" svg:x="9.388cm" svg:y="6.668cm">
          <draw:text-box>
            <text:p>a;b1,L</text:p>
            <text:p>a;a1,L</text:p>
          </draw:text-box>
        </draw:frame>
        <draw:path draw:style-name="gr3" draw:text-style-name="P3" draw:layer="layout" svg:width="1.07cm" svg:height="1.267cm" draw:transform="skewX (0.0356047167406843) rotate (1.83695903772403) translate (12.5781649367089cm 3.66521347385368cm)" svg:viewBox="0 0 1071 1268" svg:d="M121 35c304-2 755-140 895 145 167 338-79 797-347 1088l-353-31-211-376-105-316">
          <text:p/>
        </draw:path>
        <draw:line draw:style-name="gr10" draw:text-style-name="P3" draw:layer="layout" svg:x1="11.16cm" svg:y1="4.176cm" svg:x2="9.89cm" svg:y2="4.176cm">
          <text:p/>
        </draw:line>
        <draw:custom-shape draw:style-name="gr7" draw:text-style-name="P1" draw:layer="layout" svg:width="1.587cm" svg:height="1.475cm" svg:x="11.961cm" svg:y="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056cm" svg:y1="4.798cm" svg:x2="11.326cm" svg:y2="4.798cm">
          <text:p/>
        </draw:line>
        <draw:frame draw:style-name="gr9" draw:text-style-name="P2" draw:layer="layout" svg:width="1.243cm" svg:height="1.279cm" svg:x="12.112cm" svg:y="4.176cm">
          <draw:text-box>
            <text:p>Z2</text:p>
          </draw:text-box>
        </draw:frame>
        <draw:path draw:style-name="gr3" draw:text-style-name="P3" draw:layer="layout" svg:width="1.07cm" svg:height="1.267cm" draw:transform="skewX (0.0356047167406843) rotate (1.83695903772403) translate (12.5781649367089cm 3.66521347385368cm)" svg:viewBox="0 0 1071 1268" svg:d="M121 35c304-2 755-140 895 145 167 338-79 797-347 1088l-353-31-211-376-105-316">
          <text:p/>
        </draw:path>
        <draw:line draw:style-name="gr10" draw:text-style-name="P3" draw:layer="layout" svg:x1="11.16cm" svg:y1="4.176cm" svg:x2="9.89cm" svg:y2="4.176cm">
          <text:p/>
        </draw:line>
        <draw:custom-shape draw:style-name="gr14" draw:text-style-name="P1" draw:layer="layout" svg:width="1.587cm" svg:height="1.588cm" svg:x="17.51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243cm" svg:height="0.962cm" svg:x="17.682cm" svg:y="6.165cm">
          <draw:text-box>
            <text:p>Z5</text:p>
          </draw:text-box>
        </draw:frame>
        <draw:line draw:style-name="gr16" draw:text-style-name="P3" draw:layer="layout" svg:x1="14.017cm" svg:y1="4.81cm" svg:x2="16.875cm" svg:y2="6.08cm">
          <text:p/>
        </draw:line>
        <draw:line draw:style-name="gr17" draw:text-style-name="P3" draw:layer="layout" svg:x1="14.017cm" svg:y1="8.937cm" svg:x2="16.875cm" svg:y2="7.35cm">
          <text:p/>
        </draw:line>
        <draw:frame draw:style-name="gr15" draw:text-style-name="P2" draw:layer="layout" svg:width="1.914cm" svg:height="0.962cm" svg:x="15.287cm" svg:y="4.175cm">
          <draw:text-box>
            <text:p>[];[],L</text:p>
          </draw:text-box>
        </draw:frame>
        <draw:frame draw:style-name="gr15" draw:text-style-name="P2" draw:layer="layout" svg:width="1.914cm" svg:height="0.962cm" svg:x="14.652cm" svg:y="8.61cm">
          <draw:text-box>
            <text:p>[];[],L</text:p>
          </draw:text-box>
        </draw:frame>
        <draw:custom-shape draw:style-name="gr18" draw:text-style-name="P1" draw:layer="layout" svg:width="1.905cm" svg:height="1.27cm" svg:x="17.51cm" svg:y="9.89cm">
          <text:p text:style-name="P1">Z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07cm" svg:height="1.267cm" draw:transform="skewX (0.0356047167406843) rotate (1.83695903772403) translate (17.9751649367089cm 5.56921347385368cm)" svg:viewBox="0 0 1071 1268" svg:d="M121 35c304-2 755-140 895 145 167 338-79 797-347 1088l-353-31-211-376-105-316">
          <text:p/>
        </draw:path>
        <draw:line draw:style-name="gr19" draw:text-style-name="P3" draw:layer="layout" svg:x1="18.145cm" svg:y1="7.667cm" svg:x2="18.145cm" svg:y2="9.255cm">
          <text:p/>
        </draw:line>
        <draw:frame draw:style-name="gr6" draw:text-style-name="P2" draw:layer="layout" svg:width="2.81cm" svg:height="2.384cm" svg:x="18.78cm" svg:y="7.823cm">
          <draw:text-box>
            <text:p>[],[],R</text:p>
          </draw:text-box>
        </draw:frame>
        <draw:frame draw:style-name="gr6" draw:text-style-name="P2" draw:layer="layout" svg:width="4.127cm" svg:height="2.384cm" svg:x="7.033cm" svg:y="0.521cm">
          <draw:text-box>
            <text:p>a1; a,L </text:p>
            <text:p text:style-name="P4">b1; b,L </text:p>
            <text:p text:style-name="P4">c; c, 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13:16:15.073317661</meta:creation-date>
    <dc:date>2025-10-23T13:47:30.880643034</dc:date>
    <meta:editing-duration>PT9M30S</meta:editing-duration>
    <meta:editing-cycles>1</meta:editing-cycles>
    <meta:document-statistic meta:object-count="61"/>
    <meta:generator>LibreOffice/25.8.2.2$Linux_X86_64 LibreOffice_project/580$Build-2</meta:generator>
  </office:meta>
</office:document-meta>
</file>